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26f9" officeooo:paragraph-rsid="001c26f9"/>
    </style:style>
    <style:style style:name="P2" style:family="paragraph" style:parent-style-name="Standard">
      <style:text-properties officeooo:rsid="001d9569" officeooo:paragraph-rsid="001d9569"/>
    </style:style>
    <style:style style:name="P3" style:family="paragraph" style:parent-style-name="Standard">
      <style:text-properties officeooo:rsid="001fa43a" officeooo:paragraph-rsid="001fa43a"/>
    </style:style>
    <style:style style:name="P4" style:family="paragraph" style:parent-style-name="Standard">
      <style:text-properties officeooo:rsid="001fa43a" officeooo:paragraph-rsid="0021099f"/>
    </style:style>
    <style:style style:name="P5" style:family="paragraph" style:parent-style-name="Standard">
      <style:text-properties fo:font-size="16pt" officeooo:rsid="001c26f9" officeooo:paragraph-rsid="001c26f9" style:font-size-asian="16pt" style:font-size-complex="16pt"/>
    </style:style>
    <style:style style:name="P6" style:family="paragraph" style:parent-style-name="Standard">
      <style:text-properties fo:font-size="16pt" officeooo:rsid="001d9569" officeooo:paragraph-rsid="001d9569" style:font-size-asian="16pt" style:font-size-complex="16pt"/>
    </style:style>
    <style:style style:name="P7" style:family="paragraph" style:parent-style-name="Standard">
      <style:text-properties fo:font-size="16pt" officeooo:rsid="001fa43a" officeooo:paragraph-rsid="001fa43a" style:font-size-asian="16pt" style:font-size-complex="16pt"/>
    </style:style>
    <style:style style:name="P8" style:family="paragraph" style:parent-style-name="Standard">
      <style:text-properties fo:font-size="16pt" officeooo:rsid="001fa43a" officeooo:paragraph-rsid="0021099f" style:font-size-asian="16pt" style:font-size-complex="16pt"/>
    </style:style>
    <style:style style:name="P9" style:family="paragraph" style:parent-style-name="Standard">
      <style:text-properties fo:font-size="16pt" officeooo:rsid="0021099f" officeooo:paragraph-rsid="0021099f" style:font-size-asian="16pt" style:font-size-complex="16pt"/>
    </style:style>
    <style:style style:name="P10" style:family="paragraph" style:parent-style-name="Standard">
      <style:text-properties officeooo:rsid="0008cafa" officeooo:paragraph-rsid="0021099f"/>
    </style:style>
    <style:style style:name="P11" style:family="paragraph" style:parent-style-name="Standard">
      <style:text-properties officeooo:paragraph-rsid="0021099f"/>
    </style:style>
    <style:style style:name="T1" style:family="text">
      <style:text-properties officeooo:rsid="001d95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1 Positive</text:span> numbers</text:p>
      <text:p text:style-name="P1"/>
      <text:p text:style-name="P1">numbers=[34.6,-203.4,44.9,68.3,-12.2,44.6,12.7]</text:p>
      <text:p text:style-name="P1">newlist=[n for n in numbers if n&gt; 0]</text:p>
      <text:p text:style-name="P1">print(newlist)</text:p>
      <text:p text:style-name="P1"><text:s/></text:p>
      <text:p text:style-name="P1"/>
      <text:p text:style-name="P1">output</text:p>
      <text:p text:style-name="P1">[34.6, 44.9, 68.3, 44.6, 12.7]</text:p>
      <text:p text:style-name="P1"/>
      <text:p text:style-name="P1"/>
      <text:p text:style-name="P6">2 Squares of n numbers </text:p>
      <text:p text:style-name="P2"/>
      <text:p text:style-name="P2">print("Enter the limit:")</text:p>
      <text:p text:style-name="P2">n=int(input())</text:p>
      <text:p text:style-name="P2">squares=[i*i for i in range(n)]</text:p>
      <text:p text:style-name="P2">print("squares of n numbers n", squares)</text:p>
      <text:p text:style-name="P2"/>
      <text:p text:style-name="P2">output</text:p>
      <text:p text:style-name="P2"/>
      <text:p text:style-name="P2">Enter the limit:</text:p>
      <text:p text:style-name="P2">8</text:p>
      <text:p text:style-name="P2">squares of n numbers n [0, 1, 4, 9, 16, 25, 36, 49]</text:p>
      <text:p text:style-name="P3"/>
      <text:p text:style-name="P3"/>
      <text:p text:style-name="P7">3 Ordinal value</text:p>
      <text:p text:style-name="P3"/>
      <text:p text:style-name="P3">list1=['aravind','aparna']</text:p>
      <text:p text:style-name="P3">print("The orginal list:\n"+str(list1))</text:p>
      <text:p text:style-name="P3">res=[ord(ele) for sub in list1 for ele in sub]</text:p>
      <text:p text:style-name="P3">print("The ASCII list is:\n"+str(res))</text:p>
      <text:p text:style-name="P3"/>
      <text:p text:style-name="P3"/>
      <text:p text:style-name="P3">output</text:p>
      <text:p text:style-name="P3"/>
      <text:p text:style-name="P3">The orginal list:</text:p>
      <text:p text:style-name="P3">['aravind', 'aparna']</text:p>
      <text:p text:style-name="P3">The ASCII list is:</text:p>
      <text:p text:style-name="P4">[97, 114, 97, 118, 105, 110, 100, 97, 112, 97, 114, 110, 97]</text:p>
      <text:p text:style-name="P8"/>
      <text:p text:style-name="P9">4 <text:s/>datetime</text:p>
      <text:p text:style-name="P9"/>
      <text:p text:style-name="P4">import datetime</text:p>
      <text:p text:style-name="P11">date =datetime.date.today()</text:p>
      <text:p text:style-name="P11">currentYear =int(date.strftime("%Y"))</text:p>
      <text:p text:style-name="P11">print("enter the last year")</text:p>
      <text:p text:style-name="P11">endyear=int(input())</text:p>
      <text:p text:style-name="P11">print("list of leap years:")</text:p>
      <text:p text:style-name="P11">for year in range(currentYear,endyear):</text:p>
      <text:p text:style-name="P11"><text:s/>if ((year%4==0) and (year%100!=0) or (year%400==0)):</text:p>
      <text:p text:style-name="P11"><text:soft-page-break/><text:s text:c="2"/>print(year) <text:s text:c="6"/></text:p>
      <text:p text:style-name="P11"/>
      <text:p text:style-name="P10">output</text:p>
      <text:p text:style-name="P10"/>
      <text:p text:style-name="P10">enter the last year</text:p>
      <text:p text:style-name="P10">2025</text:p>
      <text:p text:style-name="P10">list of leap years:</text:p>
      <text:p text:style-name="P10">20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5:06:27.449444320</meta:creation-date>
    <dc:date>2021-11-10T15:29:52.631531944</dc:date>
    <meta:editing-duration>PT23M2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139" meta:character-count="975" meta:non-whitespace-character-count="863"/>
  </office:meta>
</office:document-meta>
</file>